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draw:fill="none" draw:fill-color="#ffffff" draw:auto-grow-width="true" fo:min-height="0.937cm" fo:min-width="10.14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685cm" fo:min-width="10.146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4.788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outline1">
      <style:graphic-properties fo:min-height="7.242cm"/>
    </style:style>
    <style:style style:name="pr5" style:family="presentation" style:parent-style-name="Lights-notes">
      <style:graphic-properties draw:fill-color="#ffffff" fo:min-height="13.364cm"/>
    </style:style>
    <style:style style:name="pr6" style:family="presentation" style:parent-style-name="Lights-title">
      <style:graphic-properties draw:auto-grow-height="true" fo:min-height="3.507cm"/>
    </style:style>
    <style:style style:name="pr7" style:family="presentation" style:parent-style-name="Lights-subtitle">
      <style:graphic-properties draw:fill-color="#ffffff" fo:min-height="7.492cm"/>
    </style:style>
    <style:style style:name="pr8" style:family="presentation" style:parent-style-name="Lights-subtitle">
      <style:graphic-properties draw:fill-color="#ffffff" draw:auto-grow-height="true" fo:min-height="7.49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1.093cm" presentation:class="title" presentation:user-transformed="true">
          <draw:text-box>
            <text:p text:style-name="P1">Atlantbh Internship – Software Test Engineer</text:p>
          </draw:text-box>
        </draw:frame>
        <draw:frame presentation:style-name="pr2" draw:text-style-name="P3" draw:layer="layout" svg:width="8.844cm" svg:height="4.788cm" svg:x="19.3cm" svg:y="16.1cm" presentation:class="subtitle" presentation:user-transformed="true">
          <draw:text-box>
            <text:p text:style-name="P2">Demo 1</text:p>
            <text:p text:style-name="P2"/>
          </draw:text-box>
        </draw:frame>
        <draw:frame draw:style-name="gr1" draw:text-style-name="P4" draw:layer="layout" svg:width="8.89cm" svg:height="1.673cm" svg:x="19.05cm" svg:y="18.901cm">
          <draw:text-box>
            <text:p>Intern : Lejla Dzaferbegovic</text:p>
            <text:p>Mentor : Bakir Jusufbegovic</text:p>
          </draw:text-box>
        </draw:frame>
        <draw:frame draw:style-name="gr2" draw:text-style-name="P5" draw:layer="layout" svg:width="10.646cm" svg:height="1.187cm" svg:x="8.3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Agenda</text:p>
          </draw:text-box>
        </draw:frame>
        <draw:frame presentation:style-name="pr4" draw:layer="layout" svg:width="25.199cm" svg:height="7.492cm" svg:x="1.4cm" svg:y="9.6cm" presentation:class="outline" presentation:user-transformed="true">
          <draw:text-box>
            <text:list text:style-name="L2">
              <text:list-item>
                <text:p>Demo 1 outcome</text:p>
              </text:list-item>
              <text:list-item>
                <text:p>Former to do list</text:p>
              </text:list-item>
              <text:list-item>
                <text:p>Functional testing</text:p>
              </text:list-item>
              <text:list-item>
                <text:p>Smoke test, regression suite,bugs/improvements showcases</text:p>
              </text:list-item>
              <text:list-item>
                <text:p>Automated test scripts</text:p>
              </text:list-item>
              <text:list-item>
                <text:p>Automated smoke test <text:s/>script showcase</text:p>
              </text:list-item>
              <text:list-item>
                <text:p>GitHub repository showcase</text:p>
              </text:list-item>
              <text:list-item>
                <text:p>Future to do list</text:p>
              </text:list-item>
            </text:list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Demo 1 outcome :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2">
              <text:list-item>
                <text:p>Manual and automated testing</text:p>
              </text:list-item>
              <text:list-item>
                <text:p>Completed test suite for Navigator app</text:p>
              </text:list-item>
            </text:list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To do list included :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2">
              <text:list-item>
                <text:p>Learn basic principles of testing</text:p>
              </text:list-item>
              <text:list-item>
                <text:p>Learn Ruby, GitHub and Linux basics</text:p>
              </text:list-item>
              <text:list-item>
                <text:p>Write a test suite for Navigator app</text:p>
              </text:list-item>
              <text:list-item>
                <text:p>Write appropriate bugs/improvements report</text:p>
              </text:list-item>
              <text:list-item>
                <text:p>Learn RSpec, Selenium and Capybara basics</text:p>
              </text:list-item>
              <text:list-item>
                <text:p>Create automated scripts for smoke tests</text:p>
              </text:list-item>
            </text:list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Functional testing :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2">
              <text:list-item>
                <text:p>Exploratory app testing</text:p>
              </text:list-item>
              <text:list-item>
                <text:p>Identifying and writing smoke test</text:p>
              </text:list-item>
              <text:list-item>
                <text:p>Identifying basic user flows for the regression suite</text:p>
              </text:list-item>
              <text:list-item>
                <text:p>Focus on negative test cases</text:p>
              </text:list-item>
            </text:list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presentation:style-name="pr6" draw:layer="layout" svg:width="25.199cm" svg:height="3.507cm" svg:x="1.4cm" svg:y="5.293cm" presentation:class="title">
          <draw:text-box>
            <text:p>Smoke test – search place and street</text:p>
          </draw:text-box>
        </draw:frame>
        <draw:frame presentation:style-name="pr7" draw:text-style-name="P6" draw:layer="layout" svg:width="25.199cm" svg:height="7.492cm" svg:x="1.4cm" svg:y="9.6cm" presentation:class="subtitle">
          <draw:text-box>
            <text:p>Showcase 1</text:p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6" draw:layer="layout" svg:width="25.199cm" svg:height="3.507cm" svg:x="1.4cm" svg:y="5.293cm" presentation:class="title">
          <draw:text-box>
            <text:p>Regression suite – negative test case</text:p>
          </draw:text-box>
        </draw:frame>
        <draw:frame presentation:style-name="pr7" draw:text-style-name="P6" draw:layer="layout" svg:width="25.199cm" svg:height="7.492cm" svg:x="1.4cm" svg:y="9.6cm" presentation:class="subtitle">
          <draw:text-box>
            <text:p>Showcase 2</text:p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6" draw:layer="layout" svg:width="25.199cm" svg:height="3.507cm" svg:x="1.4cm" svg:y="5.293cm" presentation:class="title">
          <draw:text-box>
            <text:p>Bug/improvement reports</text:p>
          </draw:text-box>
        </draw:frame>
        <draw:frame presentation:style-name="pr8" draw:text-style-name="P8" draw:layer="layout" svg:width="25.199cm" svg:height="7.492cm" svg:x="1.4cm" svg:y="9.6cm" presentation:class="subtitle">
          <draw:text-box>
            <text:list text:style-name="L1">
              <text:list-header>
                <text:p text:style-name="P7">Showcase 3</text:p>
              </text:list-header>
            </text:list>
          </draw:text-box>
        </draw:frame>
        <draw:frame draw:style-name="gr4" draw:text-style-name="P5" draw:layer="layout" svg:width="10.646cm" svg:height="0.962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Automated test scripts</text:p>
          </draw:text-box>
        </draw:frame>
        <draw:frame presentation:style-name="pr4" draw:layer="layout" svg:width="25.199cm" svg:height="7.492cm" svg:x="1.4cm" svg:y="9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t up all tools required for creating automated test scripts (rvm, Bundler, gems, Rspec, Capybara, Google Chrome driver)</text:p>
              </text:list-item>
              <text:list-item>
                <text:p>Create automated test scripts for place and street name search</text:p>
              </text:list-item>
            </text:list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>
        <office:forms form:automatic-focus="false" form:apply-design-mode="false"/>
        <draw:frame presentation:style-name="pr6" draw:text-style-name="P1" draw:layer="layout" svg:width="25.199cm" svg:height="3.507cm" svg:x="1.4cm" svg:y="5.293cm" presentation:class="title">
          <draw:text-box>
            <text:p text:style-name="P1">Search street name automated script</text:p>
          </draw:text-box>
        </draw:frame>
        <draw:frame presentation:style-name="pr7" draw:text-style-name="P6" draw:layer="layout" svg:width="25.199cm" svg:height="7.492cm" svg:x="1.4cm" svg:y="9.6cm" presentation:class="subtitle">
          <draw:text-box>
            <text:p>Showcase 4</text:p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frame presentation:style-name="pr6" draw:text-style-name="P1" draw:layer="layout" svg:width="25.199cm" svg:height="3.507cm" svg:x="1.4cm" svg:y="5.293cm" presentation:class="title">
          <draw:text-box>
            <text:p text:style-name="P1">Search place name automated script</text:p>
          </draw:text-box>
        </draw:frame>
        <draw:frame presentation:style-name="pr7" draw:text-style-name="P6" draw:layer="layout" svg:width="25.199cm" svg:height="7.492cm" svg:x="1.4cm" svg:y="9.6cm" presentation:class="subtitle">
          <draw:text-box>
            <text:p>Showcase 5</text:p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1T0">
        <office:forms form:automatic-focus="false" form:apply-design-mode="false"/>
        <draw:frame presentation:style-name="pr6" draw:layer="layout" svg:width="25.199cm" svg:height="3.507cm" svg:x="1.4cm" svg:y="5.293cm" presentation:class="title">
          <draw:text-box>
            <text:p>GitHub repository</text:p>
          </draw:text-box>
        </draw:frame>
        <draw:frame presentation:style-name="pr7" draw:text-style-name="P6" draw:layer="layout" svg:width="25.199cm" svg:height="7.492cm" svg:x="1.4cm" svg:y="9.6cm" presentation:class="subtitle">
          <draw:text-box>
            <text:p>Showcase 6</text:p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To do list includes :</text:p>
          </draw:text-box>
        </draw:frame>
        <draw:frame presentation:style-name="pr4" draw:layer="layout" svg:width="25.199cm" svg:height="7.492cm" svg:x="1.4cm" svg:y="9.6cm" presentation:class="outline" presentation:user-transformed="true">
          <draw:text-box>
            <text:list text:style-name="L2">
              <text:list-item>
                <text:p>Automated regression tests</text:p>
              </text:list-item>
              <text:list-item>
                <text:p>Learn basics of Continuous Integration and Jenkins</text:p>
              </text:list-item>
              <text:list-item>
                <text:p>Create Jenkins pipeline to execute automated test scripts based on some triggers</text:p>
              </text:list-item>
            </text:list>
          </draw:text-box>
        </draw:frame>
        <draw:frame draw:style-name="gr2" draw:text-style-name="P5" draw:layer="layout" svg:width="10.646cm" svg:height="1.187cm" svg:x="8.747cm" svg:y="19.266cm">
          <draw:text-box>
            <text:p text:style-name="P1"><text:page-number>&lt;number&gt;</text:page-number>/13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4:53:21.616389107</meta:creation-date>
    <meta:editing-duration>PT2H41M2S</meta:editing-duration>
    <meta:editing-cycles>32</meta:editing-cycles>
    <meta:generator>LibreOffice/6.1.3.2$Linux_X86_64 LibreOffice_project/10$Build-2</meta:generator>
    <dc:title>Lights</dc:title>
    <dc:date>2018-11-18T10:06:06.412583548</dc:date>
    <meta:document-statistic meta:object-count="110"/>
  </office:meta>
</office:document-meta>
</file>